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159000000BD9FF7D110.eps" manifest:media-type=""/>
  <manifest:file-entry manifest:full-path="Pictures/200000010000013E00000131AF11CB39.svm" manifest:media-type=""/>
  <manifest:file-entry manifest:full-path="Pictures/200000010000024C0000013190A2841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O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489cm" svg:height="3.555cm" svg:x="1.182cm" svg:y="0.274cm">
          <draw:image xlink:href="Pictures/2000000200000159000000BD9FF7D110.eps" xlink:type="simple" xlink:show="embed" xlink:actuate="onLoad">
            <text:p/>
          </draw:image>
        </draw:frame>
        <draw:frame draw:style-name="gr2" draw:text-style-name="P1" draw:layer="layout" svg:width="0.446cm" svg:height="0.355cm" svg:x="2.057cm" svg:y="1.361cm">
          <draw:image xlink:href="Pictures/2000000100000175000001295D7A3A32.svm" xlink:type="simple" xlink:show="embed" xlink:actuate="onLoad">
            <text:p/>
          </draw:image>
        </draw:frame>
        <draw:frame draw:style-name="gr3" draw:text-style-name="P1" draw:layer="layout" svg:width="0.456cm" svg:height="0.355cm" svg:x="4.556cm" svg:y="0.755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38cm" svg:height="0.365cm" svg:x="7.702cm" svg:y="2.091cm">
          <draw:image xlink:href="Pictures/200000010000013E00000131AF11CB39.svm" xlink:type="simple" xlink:show="embed" xlink:actuate="onLoad">
            <text:p/>
          </draw:image>
        </draw:frame>
        <draw:frame draw:style-name="gr5" draw:text-style-name="P1" draw:layer="layout" svg:width="0.704cm" svg:height="0.365cm" svg:x="3.677cm" svg:y="2.773cm">
          <draw:image xlink:href="Pictures/200000010000024C0000013190A2841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1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0:59:30</dc:date>
    <dc:creator>kkk </dc:creator>
    <meta:editing-duration>PT19M4S</meta:editing-duration>
    <meta:editing-cycles>6</meta:editing-cycles>
    <meta:generator>LibreOffice/3.3$Linux LibreOffice_project/330m19$Build-401</meta:generator>
    <meta:document-statistic meta:object-count="5"/>
  </office:meta>
</office:document-meta>
</file>